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Dashed_20__28_var_29_" svg:stroke-width="0.028cm" svg:stroke-color="#b2b2b2" draw:marker-start-width="0.242cm" draw:marker-end-width="0.242cm" draw:fill="none" draw:textarea-horizontal-align="justify" draw:textarea-vertical-align="top" draw:auto-grow-height="false" fo:min-height="4.422cm" fo:min-width="8.772cm" fo:padding-top="0.139cm" fo:padding-bottom="0.139cm" fo:padding-left="0.264cm" fo:padding-right="0.264cm"/>
    </style:style>
    <style:style style:name="gr2" style:family="graphic" style:parent-style-name="standard">
      <style:graphic-properties svg:stroke-color="#000000" draw:fill-color="#ff950e" draw:textarea-horizontal-align="justify" draw:textarea-vertical-align="middle" draw:auto-grow-height="false" fo:min-height="2.75cm" fo:min-width="3.2cm"/>
    </style:style>
    <style:style style:name="gr3" style:family="graphic" style:parent-style-name="standard">
      <style:graphic-properties draw:stroke="solid" svg:stroke-color="#000000" draw:fill-color="#dddddd" draw:textarea-horizontal-align="justify" draw:textarea-vertical-align="middle" draw:auto-grow-height="false" fo:min-height="1.15cm" fo:min-width="4cm"/>
    </style:style>
    <style:style style:name="gr4" style:family="graphic" style:parent-style-name="standard">
      <style:graphic-properties svg:stroke-color="#000000" draw:fill-color="#dddddd" draw:textarea-horizontal-align="justify" draw:textarea-vertical-align="middle" draw:auto-grow-height="false" fo:min-height="1.15cm" fo:min-width="4cm"/>
    </style:style>
    <style:style style:name="gr5" style:family="graphic" style:parent-style-name="standard">
      <style:graphic-properties svg:stroke-color="#000000" draw:fill-color="#ff950e" draw:textarea-horizontal-align="justify" draw:textarea-vertical-align="middle" draw:auto-grow-height="false" fo:min-height="0.85cm" fo:min-width="3.9cm"/>
    </style:style>
    <style:style style:name="gr6" style:family="graphic" style:parent-style-name="standard">
      <style:graphic-properties svg:stroke-color="#000000" draw:fill-color="#dddddd" draw:textarea-horizontal-align="justify" draw:textarea-vertical-align="middle" draw:auto-grow-height="false" fo:min-height="2.35cm" fo:min-width="3.8cm"/>
    </style:style>
    <style:style style:name="gr7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8" style:family="graphic" style:parent-style-name="objectwithoutfill">
      <style:graphic-properties svg:stroke-color="#ff950e" draw:marker-end="Arrow" draw:marker-end-width="0.3cm" draw:fill="none" draw:textarea-vertical-align="middle"/>
    </style:style>
    <style:style style:name="gr9" style:family="graphic" style:parent-style-name="objectwithoutfill">
      <style:graphic-properties svg:stroke-width="0.035cm" svg:stroke-color="#ff950e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0" style:family="graphic" style:parent-style-name="standard">
      <style:graphic-properties draw:stroke="none" svg:stroke-color="#000000" draw:fill="none" draw:fill-color="#ffffff" fo:min-height="0.65cm"/>
    </style:style>
    <style:style style:name="gr11" style:family="graphic" style:parent-style-name="standard">
      <style:graphic-properties svg:stroke-color="#000000" draw:fill-color="#ff950e" draw:textarea-horizontal-align="justify" draw:textarea-vertical-align="middle" draw:auto-grow-height="false" fo:min-height="0.95cm" fo:min-width="3.9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fo:color="#999999" fo:font-size="14pt"/>
    </style:style>
    <style:style style:name="P3" style:family="paragraph">
      <loext:graphic-properties draw:fill-color="#ff950e"/>
      <style:paragraph-properties fo:text-align="center"/>
      <style:text-properties fo:font-size="12pt"/>
    </style:style>
    <style:style style:name="P4" style:family="paragraph">
      <loext:graphic-properties draw:fill-color="#dddddd"/>
      <style:paragraph-properties fo:text-align="center"/>
      <style:text-properties fo:font-size="12pt"/>
    </style:style>
    <style:style style:name="P5" style:family="paragraph">
      <loext:graphic-properties draw:fill-color="#ff950e"/>
      <style:paragraph-properties fo:text-align="center"/>
      <style:text-properties fo:font-size="14pt" style:font-size-asian="14pt" style:font-size-complex="14pt"/>
    </style:style>
    <style:style style:name="P6" style:family="paragraph">
      <loext:graphic-properties draw:fill-color="#dddddd"/>
      <style:paragraph-properties fo:text-align="center"/>
      <style:text-properties fo:font-size="14pt" style:font-size-asian="14pt" style:font-size-complex="14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  <style:text-properties fo:font-size="12pt"/>
    </style:style>
    <style:style style:name="P9" style:family="paragraph">
      <style:text-properties fo:font-size="10pt"/>
    </style:style>
    <style:style style:name="P10" style:family="paragraph">
      <loext:graphic-properties draw:fill="none" draw:fill-color="#ffffff"/>
      <style:text-properties fo:font-size="10pt"/>
    </style:style>
    <style:style style:name="T1" style:family="text">
      <style:text-properties fo:color="#999999" fo:font-size="14pt"/>
    </style:style>
    <style:style style:name="T2" style:family="text">
      <style:text-properties fo:font-size="12pt"/>
    </style:style>
    <style:style style:name="T3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9.3cm" svg:height="4.7cm" svg:x="4.9cm" svg:y="1.4cm">
          <text:p text:style-name="P1"><text:span text:style-name="T1">JMeter Instance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6" draw:id="id6" draw:layer="layout" svg:width="3.7cm" svg:height="3cm" svg:x="10.1cm" svg:y="2.8cm">
          <text:p text:style-name="P1"><text:span text:style-name="T2">Hono</text:span></text:p>
          <text:p text:style-name="P1"><text:span text:style-name="T2">Receiver</text:span></text:p>
          <text:p text:style-name="P1"><text:span text:style-name="T2">Sampler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3" draw:id="id3" draw:layer="layout" svg:width="4.5cm" svg:height="1.4cm" svg:x="5.3cm" svg:y="4.4cm">
          <text:p text:style-name="P1"><text:span text:style-name="T2">MQTT JMeter Plugin</text:span></text:p>
          <draw:enhanced-geometry svg:viewBox="0 0 21600 21600" draw:type="rectangle" draw:enhanced-path="M 0 0 L 21600 0 21600 21600 0 21600 0 0 Z N"/>
        </draw:custom-shape>
        <draw:custom-shape draw:style-name="gr4" draw:text-style-name="P4" xml:id="id1" draw:id="id1" draw:layer="layout" svg:width="4.5cm" svg:height="1.4cm" svg:x="5.3cm" svg:y="2.8cm">
          <text:p text:style-name="P1"><text:span text:style-name="T2">JMeter</text:span></text:p>
          <text:p text:style-name="P1"><text:span text:style-name="T2">HTTP Sampler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2" draw:id="id2" draw:layer="layout" svg:width="4.4cm" svg:height="1.1cm" svg:x="5.4cm" svg:y="9.6cm">
          <text:p text:style-name="P1"><text:span text:style-name="T3">HTTP Adapter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5" draw:id="id5" draw:layer="layout" svg:width="4.3cm" svg:height="2.6cm" svg:x="12.6cm" svg:y="8.1cm">
          <text:p text:style-name="P1"><text:span text:style-name="T3">AMQP</text:span></text:p>
          <text:p text:style-name="P1"><text:span text:style-name="T3">Messaging</text:span></text:p>
          <text:p text:style-name="P1"><text:span text:style-name="T3">Network</text:span></text:p>
          <draw:enhanced-geometry svg:viewBox="0 0 21600 21600" draw:type="rectangle" draw:enhanced-path="M 0 0 L 21600 0 21600 21600 0 21600 0 0 Z N"/>
        </draw:custom-shape>
        <draw:connector draw:style-name="gr7" draw:text-style-name="P7" draw:layer="layout" draw:line-skew="-0.999cm" svg:x1="5.3cm" svg:y1="3.5cm" svg:x2="5.4cm" svg:y2="10.15cm" draw:start-shape="id1" draw:start-glue-point="3" draw:end-shape="id2" draw:end-glue-point="3" svg:d="M5300 3500h-1500v6650h1600" svg:viewBox="0 0 1601 6651">
          <text:p/>
        </draw:connector>
        <draw:connector draw:style-name="gr7" draw:text-style-name="P7" draw:layer="layout" draw:line-skew="-0.299cm" svg:x1="5.3cm" svg:y1="5.1cm" svg:x2="5.4cm" svg:y2="8.7cm" draw:start-shape="id3" draw:start-glue-point="3" draw:end-shape="id4" draw:end-glue-point="3" svg:d="M5300 5100h-800v3600h900" svg:viewBox="0 0 901 3601">
          <text:p/>
        </draw:connector>
        <draw:connector draw:style-name="gr8" draw:text-style-name="P7" draw:layer="layout" svg:x1="9.8cm" svg:y1="10.15cm" svg:x2="12.6cm" svg:y2="9.4cm" draw:start-shape="id2" draw:start-glue-point="1" draw:end-shape="id5" svg:d="M9800 10150h1400v-750h1400" svg:viewBox="0 0 2801 751">
          <text:p/>
        </draw:connector>
        <draw:connector draw:style-name="gr8" draw:text-style-name="P7" draw:layer="layout" svg:x1="9.8cm" svg:y1="8.7cm" svg:x2="12.6cm" svg:y2="9.4cm" draw:start-shape="id4" draw:start-glue-point="1" draw:end-shape="id5" draw:end-glue-point="3" svg:d="M9800 8700h1400v700h1400" svg:viewBox="0 0 2801 701">
          <text:p/>
        </draw:connector>
        <draw:connector draw:style-name="gr8" draw:text-style-name="P7" draw:layer="layout" svg:x1="14.75cm" svg:y1="8.1cm" svg:x2="13.8cm" svg:y2="4.3cm" draw:start-shape="id5" draw:start-glue-point="0" draw:end-shape="id6" draw:end-glue-point="1" svg:d="M14750 8100v-3800h-950" svg:viewBox="0 0 951 3801">
          <text:p/>
        </draw:connector>
        <draw:line draw:style-name="gr9" draw:text-style-name="P7" draw:layer="layout" svg:x1="8.4cm" svg:y1="11.8cm" svg:x2="9.9cm" svg:y2="11.8cm">
          <text:p/>
        </draw:line>
        <draw:frame draw:style-name="gr10" draw:text-style-name="P8" draw:layer="layout" svg:width="2.7cm" svg:height="0.9cm" svg:x="10cm" svg:y="11.5cm">
          <draw:text-box>
            <text:p><text:span text:style-name="T2">AMQP 1.0</text:span></text:p>
          </draw:text-box>
        </draw:frame>
        <draw:custom-shape draw:style-name="gr11" draw:text-style-name="P5" xml:id="id4" draw:id="id4" draw:layer="layout" svg:width="4.4cm" svg:height="1.2cm" svg:x="5.4cm" svg:y="8.1cm">
          <text:p text:style-name="P1"><text:span text:style-name="T3">MQTT Adapter</text:span></text:p>
          <draw:enhanced-geometry svg:viewBox="0 0 21600 21600" draw:type="rectangle" draw:enhanced-path="M 0 0 L 21600 0 21600 21600 0 21600 0 0 Z N"/>
        </draw:custom-shape>
        <draw:frame draw:style-name="gr12" draw:text-style-name="P10" draw:layer="layout" svg:width="1.086cm" svg:height="0.645cm" svg:x="2.7cm" svg:y="6.7cm">
          <draw:text-box>
            <text:p text:style-name="P9">http</text:p>
          </draw:text-box>
        </draw:frame>
        <draw:frame draw:style-name="gr12" draw:text-style-name="P10" draw:layer="layout" svg:width="1.184cm" svg:height="0.645cm" svg:x="4.5cm" svg:y="6.655cm">
          <draw:text-box>
            <text:p text:style-name="P9">mqtt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9.2cm" fo:page-height="13.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Kai Hudalla</meta:initial-creator>
    <meta:creation-date>2018-03-06T11:44:45.507084728</meta:creation-date>
    <dc:date>2019-06-03T13:58:32.063804569</dc:date>
    <dc:creator>Kai Hudalla</dc:creator>
    <meta:editing-duration>PT40M33S</meta:editing-duration>
    <meta:editing-cycles>10</meta:editing-cycles>
    <meta:generator>LibreOffice/6.2.3.2$Linux_X86_64 LibreOffice_project/20$Build-2</meta:generator>
    <meta:document-statistic meta:object-count="16"/>
  </office:meta>
</office:document-meta>
</file>